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Util.match( String string ,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substitute( String string ,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group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split( Vector myarray ,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